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background-color="#cccccc" fo:padding="0.097cm" fo:border-left="0.002cm solid #000000" fo:border-right="none" fo:border-top="0.002cm solid #000000" fo:border-bottom="none">
        <style:background-image/>
      </style:table-cell-properties>
    </style:style>
    <style:style style:name="Tableau1.B1" style:family="table-cell">
      <style:table-cell-properties fo:background-color="#cccccc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au1.A2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au1.B2" style:family="table-cell" style:data-style-name="N0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leau1.B6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leau1.A9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text-properties fo:background-color="transparent"/>
    </style:style>
    <style:style style:name="T1" style:family="text">
      <style:text-properties fo:background-color="#ffff99"/>
    </style:style>
    <style:style style:name="T2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rays &amp; pointers</text:h>
      <text:p text:style-name="Standard"/>
      <text:p text:style-name="Standard">when interpreting an array as a pointer</text:p>
      <text:p text:style-name="code">printf(“%p”, myarray);</text:p>
      <text:p text:style-name="Text_20_body"/>
      <text:p text:style-name="Text_20_body">the pointer displayed is actually <text:span text:style-name="T1">the pointer towards the first element of the array</text:span></text:p>
      <text:p text:style-name="P1">when we dereference the array name, it gives the first value of the array :</text:p>
      <text:p text:style-name="code">printf(“%d”, *myarray);</text:p>
      <text:p text:style-name="Text_20_body"/>
      <text:p text:style-name="Text_20_body">but because the elements are stacked together in an array, we can increase the pointer value to get the next elements in the array</text:p>
      <text:p text:style-name="code">printf(“%d”, *(myarray+2));</text:p>
      <text:p text:style-name="Text_20_body">gives the 3<text:span text:style-name="T2">rd</text:span> element in the array</text:p>
      <text:p text:style-name="Text_20_body"/>
      <text:p text:style-name="Text_20_body">whereas we can have pointers towards arrays that coud help change the values of the latter by just changing a pointer.</text:p>
      <text:p text:style-name="Text_20_body"/>
      <text:p text:style-name="Text_20_body">with strings :</text:p>
      <text:p text:style-name="code">char staticStr[] = “static string” ;</text:p>
      <text:p text:style-name="code">char * pString = “String pointed to” ;</text:p>
      <text:p text:style-name="Text_20_body"/>
      <text:p text:style-name="Text_20_body">here staticStr is a string, so an array of characters, so a pointer towards the first character, but the pointer is a constant</text:p>
      <text:p text:style-name="Text_20_body">whereas pString is a pointer towards the string, so it is a pointer to a pointer. The first pointer can be changed, not the latter.</text:p>
      <text:p text:style-name="Text_20_body">then we can modify the string much more easily</text:p>
      <text:p text:style-name="code">pString = “new string pointed to” ;</text:p>
      <text:p text:style-name="Text_20_body"/>
      <text:p text:style-name="Text_20_body">with arrays :</text:p>
      <text:p text:style-name="Text_20_body">the same is true for arrays pointers</text:p>
      <text:p text:style-name="code">int array1[] = {1,2,3,4} ;</text:p>
      <text:p text:style-name="code">int array2[] = {2,4,6,8] ;</text:p>
      <text:p text:style-name="code">int *p = &amp;array1 ;</text:p>
      <text:p text:style-name="code">p = &amp;array2 ;</text:p>
      <text:p text:style-name="Standard">also this is legal :</text:p>
      <text:p text:style-name="code">int *p = array1 ;</text:p>
      <text:p text:style-name="code">p = array2 ;</text:p>
      <text:h text:style-name="Heading_20_1" text:outline-level="1"><text:soft-page-break/>sizeof</text:h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type</text:p>
          </table:table-cell>
          <table:table-cell table:style-name="Tableau1.B1" office:value-type="string">
            <text:p text:style-name="Table_20_Contents">usual size (bytes)</text:p>
          </table:table-cell>
        </table:table-row>
        <table:table-row>
          <table:table-cell table:style-name="Tableau1.A2" office:value-type="string">
            <text:p text:style-name="Table_20_Contents">int</text:p>
          </table:table-cell>
          <table:table-cell table:style-name="Tableau1.B2" office:value-type="float" office:value="4">
            <text:p text:style-name="Table_20_Contents">4</text:p>
          </table:table-cell>
        </table:table-row>
        <table:table-row>
          <table:table-cell table:style-name="Tableau1.A2" office:value-type="string">
            <text:p text:style-name="Table_20_Contents">float</text:p>
          </table:table-cell>
          <table:table-cell table:style-name="Tableau1.B2" office:value-type="float" office:value="4">
            <text:p text:style-name="Table_20_Contents">4</text:p>
          </table:table-cell>
        </table:table-row>
        <table:table-row>
          <table:table-cell table:style-name="Tableau1.A2" office:value-type="string">
            <text:p text:style-name="Table_20_Contents">double</text:p>
          </table:table-cell>
          <table:table-cell table:style-name="Tableau1.B2" office:value-type="float" office:value="8">
            <text:p text:style-name="Table_20_Contents">8</text:p>
          </table:table-cell>
        </table:table-row>
        <table:table-row>
          <table:table-cell table:style-name="Tableau1.A2" office:value-type="string">
            <text:p text:style-name="Table_20_Contents">char</text:p>
          </table:table-cell>
          <table:table-cell table:style-name="Tableau1.B2" office:value-type="float" office:value="1">
            <text:p text:style-name="Table_20_Contents">1</text:p>
          </table:table-cell>
        </table:table-row>
        <table:table-row>
          <table:table-cell table:style-name="Tableau1.A2" office:value-type="string">
            <text:p text:style-name="Table_20_Contents">stirng (length n)</text:p>
          </table:table-cell>
          <table:table-cell table:style-name="Tableau1.B6" office:value-type="string">
            <text:p text:style-name="Table_20_Contents">n+1</text:p>
          </table:table-cell>
        </table:table-row>
        <table:table-row>
          <table:table-cell table:style-name="Tableau1.A2" office:value-type="string">
            <text:p text:style-name="Table_20_Contents">pointer</text:p>
          </table:table-cell>
          <table:table-cell table:style-name="Tableau1.B2" office:value-type="float" office:value="4">
            <text:p text:style-name="Table_20_Contents">4</text:p>
          </table:table-cell>
        </table:table-row>
        <table:table-row>
          <table:table-cell table:style-name="Tableau1.A2" office:value-type="string">
            <text:p text:style-name="Table_20_Contents">structure</text:p>
          </table:table-cell>
          <table:table-cell table:style-name="Tableau1.B6" office:value-type="string">
            <text:p text:style-name="Table_20_Contents">sum of sizeof(attributes)</text:p>
            <text:p text:style-name="Table_20_Contents">→ rounded to the next smallest multiple of 4 bytes</text:p>
          </table:table-cell>
        </table:table-row>
        <table:table-row>
          <table:table-cell table:style-name="Tableau1.A9" office:value-type="string">
            <text:p text:style-name="Table_20_Contents">array (size n, type)</text:p>
          </table:table-cell>
          <table:table-cell table:style-name="Tableau1.B9" office:value-type="string">
            <text:p text:style-name="Table_20_Contents">n*sizeof(type)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de" style:family="paragraph" style:parent-style-name="Standard" style:class="text">
      <style:paragraph-properties fo:background-color="#000000" fo:padding="0.049cm" fo:border="0.088cm solid #0084d1" style:shadow="none">
        <style:background-image/>
      </style:paragraph-properties>
      <style:text-properties fo:color="#ffffff" style:font-name="Segoe UI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en Crambes</meta:initial-creator>
    <meta:creation-date>2020-12-11T16:28:05.82</meta:creation-date>
    <dc:date>2020-12-11T17:54:29.22</dc:date>
    <dc:creator>Julien Crambes</dc:creator>
    <meta:editing-duration>PT1H26M19S</meta:editing-duration>
    <meta:editing-cycles>12</meta:editing-cycles>
    <meta:generator>OpenOffice/4.1.7$Win32 OpenOffice.org_project/417m1$Build-9800</meta:generator>
    <meta:document-statistic meta:table-count="1" meta:image-count="0" meta:object-count="0" meta:page-count="2" meta:paragraph-count="46" meta:word-count="259" meta:character-count="1372"/>
  </office:meta>
</office:document-meta>
</file>